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Light" svg:font-family="'Source Sans Pro Light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color="#000000" style:font-name="Tahoma" fo:font-size="12pt" officeooo:rsid="0003693a" officeooo:paragraph-rsid="0003693a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color="#000000" style:font-name="Tahoma" fo:font-size="12pt" officeooo:rsid="000552eb" officeooo:paragraph-rsid="000552eb" style:font-size-asian="12pt" style:font-size-complex="12pt"/>
    </style:style>
    <style:style style:name="P3" style:family="paragraph" style:parent-style-name="Alizarin_7e_LT_7e_Gliederung_20_1">
      <style:paragraph-properties fo:margin-left="0cm" fo:margin-right="0cm" fo:text-indent="0cm" style:auto-text-indent="false"/>
      <style:text-properties fo:color="#000000" style:font-name="Tahoma" fo:font-size="12pt" officeooo:paragraph-rsid="0003693a" style:font-size-asian="12pt" style:font-size-complex="12pt"/>
    </style:style>
    <style:style style:name="P4" style:family="paragraph" style:parent-style-name="Alizarin_7e_LT_7e_Gliederung_20_1">
      <style:paragraph-properties fo:margin-left="0cm" fo:margin-right="0cm" fo:text-indent="0cm" style:auto-text-indent="false"/>
      <style:text-properties fo:color="#000000" style:font-name="Tahoma" fo:font-size="12pt" officeooo:rsid="000552eb" officeooo:paragraph-rsid="000552eb" style:font-size-asian="12pt" style:font-size-complex="12pt"/>
    </style:style>
    <style:style style:name="P5" style:family="paragraph" style:parent-style-name="Alizarin_7e_LT_7e_Gliederung_20_1">
      <style:paragraph-properties fo:margin-left="0cm" fo:margin-right="0cm" fo:text-align="center" style:justify-single-word="false" fo:text-indent="0cm" style:auto-text-indent="false"/>
      <style:text-properties fo:color="#000000" style:font-name="Tahoma" fo:font-size="12pt" fo:font-weight="bold" officeooo:rsid="000552eb" officeooo:paragraph-rsid="000552eb" style:font-size-asian="12pt" style:font-weight-asian="bold" style:font-size-complex="12pt" style:font-weight-complex="bold"/>
    </style:style>
    <style:style style:name="P6" style:family="paragraph" style:parent-style-name="Alizarin_7e_LT_7e_Gliederung_20_1">
      <style:paragraph-properties fo:margin-left="0cm" fo:margin-right="0cm" fo:text-align="start" style:justify-single-word="false" fo:text-indent="0cm" style:auto-text-indent="false"/>
      <style:text-properties style:font-name="Tahoma" fo:font-size="12pt" style:font-size-asian="12pt" style:font-size-complex="12pt"/>
    </style:style>
    <style:style style:name="T1" style:family="text">
      <style:text-properties fo:color="#1c1c1c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2" style:family="text">
      <style:text-properties fo:font-weight="normal" style:font-weight-asian="normal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normal" officeooo:rsid="0003693a" style:letter-kerning="true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fo:font-weight="normal" officeooo:rsid="0003693a" style:letter-kerning="true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7" style:family="text">
      <style:text-properties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bold" style:font-weight-complex="bold" style:text-emphasize="none"/>
    </style:style>
    <style:style style:name="T8" style:family="text">
      <style:text-properties style:text-outline="false" style:text-line-through-style="none" style:text-line-through-type="none" fo:font-style="normal" fo:text-shadow="none" style:text-underline-style="none" officeooo:rsid="0003693a" style:letter-kerning="true" style:font-style-asian="normal" style:text-emphasize="none"/>
    </style:style>
    <style:style style:name="T9" style:family="text">
      <style:text-properties style:text-outline="false" style:text-line-through-style="none" style:text-line-through-type="none" fo:font-style="normal" fo:text-shadow="none" style:text-underline-style="none" style:letter-kerning="true" style:font-style-asian="normal" style:text-emphasize="none"/>
    </style:style>
    <style:style style:name="T10" style:family="text">
      <style:text-properties fo:color="#ba131a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">S</text:span><text:span text:style-name="T5">ławomir Słowik<text:line-break/>263052</text:span></text:p>
      <text:p text:style-name="P5"><text:span text:style-name="T8">C</text:span><text:span text:style-name="T9">iągi pseudolosowe i szyfrowanie strumieniowe</text:span></text:p>
      <text:p text:style-name="P3"><text:span text:style-name="T3">1. Co to jest ciąg losowy?</text:span></text:p>
      <text:p text:style-name="P3"><text:span text:style-name="T5">Przez pojęcie ciągu losowy możemy rozumieć np. ciąg bitów generowanych poprzez rzucanie monetą (orzeł -&gt;1, reszka→0). Pojedynczy rzut jest niezależny od wyników pozostałych rzutów, moneta jest dobrze wyważona (prawdopodobieństwo 0.5 / 0.5). </text:span></text:p>
      <text:p text:style-name="P3"><text:span text:style-name="T3">2. </text:span><text:span text:style-name="T3">Czy komputer potrafi wygenerowa</text:span><text:span text:style-name="T5">ć ciąg losowy?</text:span></text:p>
      <text:p text:style-name="P3"><text:span text:style-name="T1">Komputer to automat o skończonej ilości stanów, wynikającej <text:s/>z możliwych konfiguracji pamięci i rejestrów procesora</text:span></text:p>
      <text:p text:style-name="P6"><text:span text:style-name="T1">Algorytm jest funkcją przekształcającą wyjściowy stan układu w kolejny. Jest to zatem funkcja przekształcająca układ skończony w układ skończony (w siebie). </text:span></text:p>
      <text:p text:style-name="P6"><text:span text:style-name="T1">Przekształcanie zbioru skończonego w siebie po skończonej liczbie iteracji wpadnie w cykl powtórzeń.</text:span></text:p>
      <text:p text:style-name="P6"><text:span text:style-name="T1">Wniosek – komputer </text:span><text:span text:style-name="T10">nie może</text:span><text:span text:style-name="T1"> wygenerować ciągu rzeczywiście losowego.</text:span></text:p>
      <text:p text:style-name="P1"><text:span text:style-name="T5">3. Ciągi pseudolosowe</text:span></text:p>
      <text:p text:style-name="P1"><text:span text:style-name="T5">Szybkie generowanie losowych ciągów jest technicznie trudne. W związky z tym w praktyce wykorzystuje się głównie ciągi </text:span><text:span text:style-name="T7">pseudolosowe, </text:span><text:span text:style-name="T5">wygenerowane w deterministyczny sposób. <text:s/></text:span></text:p>
      <text:p text:style-name="P1"><text:span text:style-name="T5"/></text:p>
      <text:p text:style-name="P1"><text:span text:style-name="T5">Właściwości ciągów pseudolosowych: </text:span></text:p>
      <text:p text:style-name="P1"><text:span text:style-name="T5">- nierozróżnialność, </text:span></text:p>
      <text:p text:style-name="P1"><text:span text:style-name="T5">- nieprzewidywalność,</text:span></text:p>
      <text:p text:style-name="P1"><text:span text:style-name="T5"/></text:p>
      <text:p text:style-name="P1"><text:span text:style-name="T5">4. Generatory ciągów pseudolosowych</text:span></text:p>
      <text:p text:style-name="P1">Większość generatorów określa kolejne elementy ciągu na podstawie ustalonych wzorów.</text:p>
      <text:p text:style-name="P1"/>
      <text:p text:style-name="P1">Cechy typowego generatora liczb pseudolosowych:</text:p>
      <text:p text:style-name="P1">- Inicjowany początkowym zestawem parametrów, tzw. ziarnem <text:s/>/ zarodkiem). </text:p>
      <text:p text:style-name="P1">- Kolejne generowane liczby wyznaczane na podstawie stanu wewnętrznego generatora, </text:p>
      <text:p text:style-name="P1">- Aktualny stan wewnętrzny wyznaczany na podstawie ziarna i pewnego zbioru (o zwykle stałej wielkości) ostatnio wygenerowanych liczb.</text:p>
      <text:p text:style-name="P1">- Cechą tego typu generatorów jest posiadanie okresu.</text:p>
      <text:p text:style-name="P1"/>
      <text:p text:style-name="P2">5. Szyfrowanie strumieniowe – zastosowanie ciągów pseudolosowych</text:p>
      <text:p text:style-name="P2"/>
      <text:p text:style-name="P2">Szyfrowanie strumieniowe reprezentuje inne podejście niż algorytmy blokowe: nie bloki, ale pojedyncze bity są szyfrowane i bezpośrednio po zaszyfrowaniu gotowe do wysłania.</text:p>
      <text:p text:style-name="P2">Realizowane jest poprzez wykorzystanie ciągów pseudolosowych i idei one-time pad. </text:p>
      <text:p text:style-name="P2"/>
      <text:p text:style-name="P2">Szyfrowanie za pomocą klucza x ma następujący przebieg: <text:s/></text:p>
      <text:p text:style-name="P2">1. Klucz x traktujemy jako zarodek i generujemy pseudol. ciąg bitów s1,s2,s3...</text:p>
      <text:p text:style-name="P2">2. tekst jawny a1a2a3… zostaje zaszyfrowany jako ciąg wartości: </text:p>
      <text:p text:style-name="P2"><text:soft-page-break/><text:s text:c="5"/>s1 XOR a1, s2 XOR a2, s3 XOR a3…</text:p>
      <text:p text:style-name="P2">Pseudolosowe bity generowane są w momencie, gdy konieczne jest zaszyfrowanie kolejnej porcji tekstu jawnego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Light" svg:font-family="'Source Sans Pro Light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Domyślnie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iekt_20_ze_20_strzałką" style:display-name="Obiekt ze strzałką" style:family="paragraph" style:parent-style-name="Domyślnie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iekt_20_z_20_cieniem" style:display-name="Obiekt z cieniem" style:family="paragraph" style:parent-style-name="Domyślnie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iekt_20_bez_20_wypełnienia" style:display-name="Obiekt bez wypełnienia" style:family="paragraph" style:parent-style-name="Domyślnie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iekt_20_bez_20_wypełnienia_20_i_20_bez_20_linii" style:display-name="Obiekt bez wypełnienia i bez linii" style:family="paragraph" style:parent-style-name="Domyślnie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reść_20_tekstu_20_wyrównany_20_do_20_lewej_20_i_20_prawej" style:display-name="Treść tekstu wyrównany do lewej i prawej" style:family="paragraph" style:parent-style-name="Domyślnie" style:default-outline-level="">
      <style:paragraph-properties fo:margin-top="0cm" fo:margin-bottom="0cm" loext:contextual-spacing="false" fo:line-height="150%" fo:text-align="start" style:justify-single-word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ytuł1" style:family="paragraph" style:parent-style-name="Domyślnie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ytuł2" style:family="paragraph" style:parent-style-name="Domyślnie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Nagłówek1" style:family="paragraph" style:parent-style-name="Domyślnie" style:default-outline-level="">
      <style:paragraph-properties fo:margin-top="0.42cm" fo:margin-bottom="0.21cm" loext:contextual-spacing="false" style:line-height-at-least="0.353cm"/>
      <style:text-properties fo:color="#000000" style:text-outline="false" style:text-line-through-style="none" style:text-line-through-type="none" style:font-name="Source Sans Pro Semibold" fo:font-family="'Source Sans Pro Semi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Nagłówek2" style:family="paragraph" style:parent-style-name="Domyślnie" style:default-outline-level="">
      <style:paragraph-properties fo:margin-top="0.42cm" fo:margin-bottom="0.21cm" loext:contextual-spacing="false" style:line-height-at-least="0.353cm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Linia_20_wymiarowa" style:display-name="Linia wymiarowa" style:family="paragraph" style:parent-style-name="Domyślnie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Alizarin_7e_LT_7e_Gliederung_20_1" style:display-name="Alizarin~LT~Gliederung 1" style:family="paragraph" style:default-outline-level="">
      <style:paragraph-properties fo:margin-top="0cm" fo:margin-bottom="0.402cm" loext:contextual-spacing="false"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Source Sans Pro Semibold" fo:font-family="'Source Sans Pro Semibold'" style:font-family-generic="roman" style:font-pitch="variable" fo:font-size="26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_7e_LT_7e_Gliederung_20_2" style:display-name="Alizarin~LT~Gliederung 2" style:family="paragraph" style:parent-style-name="Alizarin_7e_LT_7e_Gliederung_20_1" style:default-outline-level="">
      <style:paragraph-properties fo:margin-top="0cm" fo:margin-bottom="0.4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Alizarin_7e_LT_7e_Gliederung_20_3" style:display-name="Alizarin~LT~Gliederung 3" style:family="paragraph" style:parent-style-name="Alizarin_7e_LT_7e_Gliederung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_7e_LT_7e_Gliederung_20_4" style:display-name="Alizarin~LT~Gliederung 4" style:family="paragraph" style:parent-style-name="Alizarin_7e_LT_7e_Gliederung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5" style:display-name="Alizarin~LT~Gliederung 5" style:family="paragraph" style:parent-style-name="Alizarin_7e_LT_7e_Gliederung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6" style:display-name="Alizarin~LT~Gliederung 6" style:family="paragraph" style:parent-style-name="Alizarin_7e_LT_7e_Gliederung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7" style:display-name="Alizarin~LT~Gliederung 7" style:family="paragraph" style:parent-style-name="Alizarin_7e_LT_7e_Gliederung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8" style:display-name="Alizarin~LT~Gliederung 8" style:family="paragraph" style:parent-style-name="Alizarin_7e_LT_7e_Gliederung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_7e_LT_7e_Gliederung_20_9" style:display-name="Alizarin~LT~Gliederung 9" style:family="paragraph" style:parent-style-name="Alizarin_7e_LT_7e_Gliederung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_7e_LT_7e_Titel" style:display-name="Alizarin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Source Sans Pro Black" fo:font-family="'Source Sans Pro Black'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_7e_LT_7e_Untertitel" style:display-name="Alizarin~LT~Untertitel" style:family="paragraph" style:default-outline-level="">
      <style:paragraph-properties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6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_7e_LT_7e_Notizen" style:display-name="Alizarin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_7e_LT_7e_Hintergrundobjekte" style:display-name="Alizarin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Source Sans Pro Black" fo:font-family="'Source Sans Pro Black'" style:font-family-generic="roman" style:font-pitch="variable" fo:font-size="18pt" fo:font-weight="normal" style:letter-kerning="true" style:font-name-asian="Tahoma1" style:font-family-asian="Tahoma" style:font-family-generic-asian="system" style:font-pitch-asian="variable" style:font-size-asian="18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Alizarin_7e_LT_7e_Hintergrund" style:display-name="Alizari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biekty_20_tła" style:display-name="Obiekty tła" style:family="paragraph" style:default-outline-level="">
      <style:paragraph-properties fo:text-align="start" style:justify-single-word="false" fo:orphans="2" fo:widows="2" style:writing-mode="lr-tb"/>
      <style:text-properties fo:color="#ffffff" style:font-name="Source Sans Pro Black" fo:font-family="'Source Sans Pro Black'" style:font-family-generic="roman" style:font-pitch="variable" fo:font-size="18pt" fo:font-weight="normal" style:letter-kerning="true" style:font-name-asian="Tahoma1" style:font-family-asian="Tahoma" style:font-family-generic-asian="system" style:font-pitch-asian="variable" style:font-size-asian="18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ł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tki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onspekt_20_1" style:display-name="Konspekt 1" style:family="paragraph" style:default-outline-level="">
      <style:paragraph-properties fo:margin-top="0cm" fo:margin-bottom="0.402cm" loext:contextual-spacing="false"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Source Sans Pro Semibold" fo:font-family="'Source Sans Pro Semibold'" style:font-family-generic="roman" style:font-pitch="variable" fo:font-size="26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onspekt_20_2" style:display-name="Konspekt 2" style:family="paragraph" style:parent-style-name="Konspekt_20_1" style:default-outline-level="">
      <style:paragraph-properties fo:margin-top="0cm" fo:margin-bottom="0.4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Konspekt_20_3" style:display-name="Konspekt 3" style:family="paragraph" style:parent-style-name="Konspekt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Konspekt_20_4" style:display-name="Konspekt 4" style:family="paragraph" style:parent-style-name="Konspekt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Konspekt_20_5" style:display-name="Konspekt 5" style:family="paragraph" style:parent-style-name="Konspekt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Konspekt_20_6" style:display-name="Konspekt 6" style:family="paragraph" style:parent-style-name="Konspekt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Konspekt_20_7" style:display-name="Konspekt 7" style:family="paragraph" style:parent-style-name="Konspekt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Konspekt_20_8" style:display-name="Konspekt 8" style:family="paragraph" style:parent-style-name="Konspekt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9" style:display-name="Konspekt 9" style:family="paragraph" style:parent-style-name="Konspekt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0_7e_LT_7e_Gliederung_20_1" style:display-name="Alizarin0~LT~Gliederung 1" style:family="paragraph" style:default-outline-level="">
      <style:paragraph-properties fo:margin-top="0cm" fo:margin-bottom="0.402cm" loext:contextual-spacing="false"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Source Sans Pro Semibold" fo:font-family="'Source Sans Pro Semibold'" style:font-family-generic="roman" style:font-pitch="variable" fo:font-size="26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0_7e_LT_7e_Gliederung_20_2" style:display-name="Alizarin0~LT~Gliederung 2" style:family="paragraph" style:parent-style-name="Alizarin0_7e_LT_7e_Gliederung_20_1" style:default-outline-level="">
      <style:paragraph-properties fo:margin-top="0cm" fo:margin-bottom="0.399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Alizarin0_7e_LT_7e_Gliederung_20_3" style:display-name="Alizarin0~LT~Gliederung 3" style:family="paragraph" style:parent-style-name="Alizarin0_7e_LT_7e_Gliederung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0_7e_LT_7e_Gliederung_20_4" style:display-name="Alizarin0~LT~Gliederung 4" style:family="paragraph" style:parent-style-name="Alizarin0_7e_LT_7e_Gliederung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5" style:display-name="Alizarin0~LT~Gliederung 5" style:family="paragraph" style:parent-style-name="Alizarin0_7e_LT_7e_Gliederung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6" style:display-name="Alizarin0~LT~Gliederung 6" style:family="paragraph" style:parent-style-name="Alizarin0_7e_LT_7e_Gliederung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7" style:display-name="Alizarin0~LT~Gliederung 7" style:family="paragraph" style:parent-style-name="Alizarin0_7e_LT_7e_Gliederung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8" style:display-name="Alizarin0~LT~Gliederung 8" style:family="paragraph" style:parent-style-name="Alizarin0_7e_LT_7e_Gliederung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0_7e_LT_7e_Gliederung_20_9" style:display-name="Alizarin0~LT~Gliederung 9" style:family="paragraph" style:parent-style-name="Alizarin0_7e_LT_7e_Gliederung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lizarin0_7e_LT_7e_Titel" style:display-name="Alizarin0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Source Sans Pro Black" fo:font-family="'Source Sans Pro Black'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0_7e_LT_7e_Untertitel" style:display-name="Alizarin0~LT~Untertitel" style:family="paragraph" style:default-outline-level="">
      <style:paragraph-properties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Source Sans Pro Light" fo:font-family="'Source Sans Pro Light'" style:font-family-generic="roman" style:font-pitch="variable" fo:font-size="2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0_7e_LT_7e_Notizen" style:display-name="Alizarin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Source Sans Pro" fo:font-family="'Source Sans Pro'" style:font-family-generic="roman" style:font-pitch="variable" fo:font-size="2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Alizarin0_7e_LT_7e_Hintergrundobjekte" style:display-name="Alizarin0~LT~Hintergrundobjekte" style:family="paragraph" style:default-outline-level="">
      <style:paragraph-properties fo:text-align="start" style:justify-single-word="false" fo:orphans="2" fo:widows="2" style:writing-mode="lr-tb"/>
      <style:text-properties fo:color="#e74c3c" style:font-name="Source Sans Pro Black" fo:font-family="'Source Sans Pro Black'" style:font-family-generic="roman" style:font-pitch="variable" fo:font-size="18pt" fo:font-weight="normal" style:letter-kerning="true" style:font-name-asian="Tahoma1" style:font-family-asian="Tahoma" style:font-family-generic-asian="system" style:font-pitch-asian="variable" style:font-size-asian="18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Alizarin0_7e_LT_7e_Hintergrund" style:display-name="Alizarin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13:40:32.337000000</meta:creation-date>
    <dc:date>2019-06-01T13:50:46.524000000</dc:date>
    <meta:editing-duration>PT10M17S</meta:editing-duration>
    <meta:editing-cycles>2</meta:editing-cycles>
    <meta:generator>LibreOffice/6.0.4.2$Windows_X86_64 LibreOffice_project/9b0d9b32d5dcda91d2f1a96dc04c645c450872bf</meta:generator>
    <meta:document-statistic meta:table-count="0" meta:image-count="0" meta:object-count="0" meta:page-count="2" meta:paragraph-count="29" meta:word-count="296" meta:character-count="2267" meta:non-whitespace-character-count="1978"/>
  </office:meta>
</office:document-meta>
</file>